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1.905cm" svg:x="2.148cm" svg:y="3.54cm">
              <text:p text:style-name="P1">0xA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62cm" svg:height="1.905cm" svg:x="5.323cm" svg:y="3.54cm">
              <text:p text:style-name="P1">a</text:p>
              <draw:enhanced-geometry svg:viewBox="0 0 21600 21600" draw:type="rectangle" draw:enhanced-path="M 0 0 L 21600 0 21600 21600 0 21600 0 0 Z N"/>
            </draw:custom-shape>
            <draw:frame draw:style-name="gr2" draw:layer="layout" svg:width="10.963cm" svg:height="0.962cm" svg:x="2.102cm" svg:y="2.47cm">
              <draw:text-box>
                <text:p>15 <text:s text:c="7"/>12 11 <text:s text:c="35"/>0</text:p>
              </draw:text-box>
            </draw:frame>
          </draw:g>
          <draw:frame draw:style-name="gr3" draw:layer="layout" svg:width="9.392cm" svg:height="0.962cm" svg:x="2.905cm" svg:y="1.635cm">
            <draw:text-box>
              <text:p>Machine code format of CALL a</text:p>
            </draw:text-box>
          </draw:frame>
        </draw:g>
        <draw:g>
          <draw:g>
            <draw:custom-shape draw:style-name="gr1" draw:text-style-name="P1" draw:layer="layout" svg:width="3.175cm" svg:height="1.905cm" svg:x="14.213cm" svg:y="3.54cm">
              <text:p text:style-name="P1">0xB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62cm" svg:height="1.905cm" svg:x="17.388cm" svg:y="3.54cm">
              <text:p text:style-name="P1">d</text:p>
              <draw:enhanced-geometry svg:viewBox="0 0 21600 21600" draw:type="rectangle" draw:enhanced-path="M 0 0 L 21600 0 21600 21600 0 21600 0 0 Z N"/>
            </draw:custom-shape>
            <draw:frame draw:style-name="gr2" draw:layer="layout" svg:width="10.963cm" svg:height="0.962cm" svg:x="14.167cm" svg:y="2.47cm">
              <draw:text-box>
                <text:p>15 <text:s text:c="7"/>12 11 <text:s text:c="35"/>0</text:p>
              </draw:text-box>
            </draw:frame>
          </draw:g>
          <draw:frame draw:style-name="gr3" draw:layer="layout" svg:width="8.753cm" svg:height="0.962cm" svg:x="15.166cm" svg:y="1.635cm">
            <draw:text-box>
              <text:p>Machine code format of <text:s/>RE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22:22:42</meta:creation-date>
    <dc:date>2014-07-22T06:09:55</dc:date>
    <dc:creator>mehmet </dc:creator>
    <meta:editing-duration>P0D</meta:editing-duration>
    <meta:editing-cycles>2</meta:editing-cycles>
    <meta:generator>LibreOffice/3.5$Linux_X86_64 LibreOffice_project/350m1$Build-2</meta:generator>
    <meta:document-statistic meta:object-count="12"/>
  </office:meta>
</office:document-meta>
</file>